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e177b"/>
    </style:style>
    <style:style style:name="T2" style:family="text">
      <style:text-properties officeooo:rsid="0021443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slaunch turtlebot3_master turtlebot3_master_world1_singleBot.launch – <text:span text:style-name="T1">launch the world</text:span></text:p>
      <text:p text:style-name="Standard"/>
      <text:p text:style-name="Standard"/>
      <text:p text:style-name="Standard"/>
      <text:p text:style-name="Standard">roslaunch obstacle-avoidance-turtlebot obs_aK.launch – <text:span text:style-name="T1">launch the launch file </text:span></text:p>
      <text:p text:style-name="Standard"/>
      <text:p text:style-name="Standard">roslaunch obstacle-avoidance-turtlebot naive_obs_avoid.launch – <text:span text:style-name="T2">launch file for values in field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oslaunch turtlebot3_master turtlebot3_master_world1_singleBotKeyboard.launch </text:p>
      <text:p text:style-name="Standard">rosrun turtlebot_master turtlebot3_teleop_key</text:p>
      <text:p text:style-name="Standard">roslaunch turtlebot3_navigation turtlebot3_navigation.launch map_file:=$HOME/catkin_ws/src/maps/supermap1.ya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17:14:32.833308971</meta:creation-date>
    <dc:date>2021-04-22T20:37:44.934340395</dc:date>
    <meta:editing-duration>PT11M5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2" meta:character-count="495" meta:non-whitespace-character-count="464"/>
  </office:meta>
</office:document-meta>
</file>